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2472" officeooo:paragraph-rsid="001a2472"/>
    </style:style>
    <style:style style:name="P2" style:family="paragraph" style:parent-style-name="Standard">
      <style:text-properties fo:font-weight="bold" officeooo:rsid="001a2472" officeooo:paragraph-rsid="001a2472" style:font-weight-asian="bold" style:font-weight-complex="bold"/>
    </style:style>
    <style:style style:name="P3" style:family="paragraph" style:parent-style-name="Standard">
      <style:text-properties fo:font-weight="bold" officeooo:rsid="001b9e40" officeooo:paragraph-rsid="001b9e40" style:font-weight-asian="bold" style:font-weight-complex="bold"/>
    </style:style>
    <style:style style:name="P4" style:family="paragraph" style:parent-style-name="Standard">
      <style:text-properties fo:font-weight="bold" officeooo:rsid="001e0198" officeooo:paragraph-rsid="001e0198" style:font-weight-asian="bold" style:font-weight-complex="bold"/>
    </style:style>
    <style:style style:name="P5" style:family="paragraph" style:parent-style-name="Standard">
      <style:text-properties fo:font-weight="normal" officeooo:rsid="001df382" officeooo:paragraph-rsid="001df382" style:font-weight-asian="normal" style:font-weight-complex="normal"/>
    </style:style>
    <style:style style:name="P6" style:family="paragraph" style:parent-style-name="Standard">
      <style:text-properties fo:font-weight="normal" officeooo:rsid="001e0198" officeooo:paragraph-rsid="001e0198" style:font-weight-asian="normal" style:font-weight-complex="normal"/>
    </style:style>
    <style:style style:name="P7" style:family="paragraph" style:parent-style-name="Standard">
      <style:text-properties fo:font-weight="normal" officeooo:rsid="001e9be1" officeooo:paragraph-rsid="001e9be1" style:font-weight-asian="normal" style:font-weight-complex="normal"/>
    </style:style>
    <style:style style:name="P8" style:family="paragraph" style:parent-style-name="Standard">
      <style:text-properties officeooo:rsid="001c7380" officeooo:paragraph-rsid="001c7380"/>
    </style:style>
    <style:style style:name="P9" style:family="paragraph" style:parent-style-name="Standard">
      <style:text-properties officeooo:rsid="001df382" officeooo:paragraph-rsid="001df38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b9e40"/>
    </style:style>
    <style:style style:name="T4" style:family="text">
      <style:text-properties officeooo:rsid="001df382"/>
    </style:style>
    <style:style style:name="T5" style:family="text">
      <style:text-properties officeooo:rsid="001e9b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nley Zeng</text:p>
      <text:p text:style-name="P1">Professor Itay Tal</text:p>
      <text:p text:style-name="P1">Assignment 1</text:p>
      <text:p text:style-name="P1"/>
      <text:p text:style-name="P1">Question 1: Convert the following numbers to their decimal representation: </text:p>
      <text:p text:style-name="P1"/>
      <text:p text:style-name="P1">a) 10011011(base2) = </text:p>
      <text:p text:style-name="P1">2^7 + 2^4 + 2^3 + 2^1 + 2^0</text:p>
      <text:p text:style-name="P1">128+16+8+2+1=</text:p>
      <text:p text:style-name="P2">155</text:p>
      <text:p text:style-name="P2"/>
      <text:p text:style-name="P1">b) 1101101(base2) =</text:p>
      <text:p text:style-name="P1"><text:span text:style-name="T2">2^6 + 2^5 + 2^3 + 2^2 + 2^0</text:span></text:p>
      <text:p text:style-name="P1"><text:span text:style-name="T2">64 + 32 + 8 + 4 + 1 =</text:span></text:p>
      <text:p text:style-name="P1"><text:span text:style-name="T1">109</text:span></text:p>
      <text:p text:style-name="P1"><text:s/></text:p>
      <text:p text:style-name="P1">c) 3A81(base<text:span text:style-name="T3">1</text:span>6) =</text:p>
      <text:p text:style-name="P1">(16^3 x 3)+(16^2 x 10)+(16 x 8)+1</text:p>
      <text:p text:style-name="P3">14977</text:p>
      <text:p text:style-name="P3"/>
      <text:p text:style-name="P1">d) 2214(base5) =</text:p>
      <text:p text:style-name="P8">(2 x 5^3) + (2 x 5^2) + (<text:span text:style-name="T4">1</text:span> x 5) <text:s/>+ 4</text:p>
      <text:p text:style-name="P9">= 250+50+5+4</text:p>
      <text:p text:style-name="P9">= <text:span text:style-name="T1">309</text:span></text:p>
      <text:p text:style-name="P9"><text:span text:style-name="T1"/></text:p>
      <text:p text:style-name="P5">Question 2: Convert the following numbers to their binary representation: </text:p>
      <text:p text:style-name="P5">a) 69(base10) = </text:p>
      <text:p text:style-name="P6">2^6 = 64</text:p>
      <text:p text:style-name="P6">2^2 = 4</text:p>
      <text:p text:style-name="P6">2^0 = 1</text:p>
      <text:p text:style-name="P4">1000101</text:p>
      <text:p text:style-name="P6"/>
      <text:p text:style-name="P5">b) 485(base10)= </text:p>
      <text:p text:style-name="P6">2^8 = 256</text:p>
      <text:p text:style-name="P6">2^7 = 128</text:p>
      <text:p text:style-name="P6">2^6 = 64</text:p>
      <text:p text:style-name="P6">2^5 = 32</text:p>
      <text:p text:style-name="P6">2^2 = 4</text:p>
      <text:p text:style-name="P6">2^0 = 1</text:p>
      <text:p text:style-name="P6"/>
      <text:p text:style-name="P4">111100101</text:p>
      <text:p text:style-name="P4"/>
      <text:p text:style-name="P5">c) 6D1A(base16) =</text:p>
      <text:p text:style-name="P6">(6x16^3) + (13 x 16^2) + (1 x 16) + 10 <text:span text:style-name="T5">= 27930</text:span></text:p>
      <text:p text:style-name="P7">2^14 = 16384 <text:s text:c="19"/>2^4 = 16</text:p>
      <text:p text:style-name="P7">2^13 = 8192 <text:s text:c="21"/>2^3 = 8</text:p>
      <text:p text:style-name="P7">2^11 = 2048 <text:s text:c="21"/>2^1 = 2</text:p>
      <text:p text:style-name="P7">2^10 = 1024 <text:s text:c="20"/><text:span text:style-name="T1">11011010001101</text:span></text:p>
      <text:p text:style-name="P7">2^8 = 25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6:12:29.293000000</meta:creation-date>
    <dc:date>2016-09-21T22:48:13.468000000</dc:date>
    <meta:editing-duration>PT6M21S</meta:editing-duration>
    <meta:editing-cycles>1</meta:editing-cycles>
    <meta:document-statistic meta:table-count="0" meta:image-count="0" meta:object-count="0" meta:page-count="1" meta:paragraph-count="41" meta:word-count="170" meta:character-count="806" meta:non-whitespace-character-count="588"/>
    <meta:generator>LibreOffice/5.0.3.2$Windows_x86 LibreOffice_project/e5f16313668ac592c1bfb310f4390624e3dbfb75</meta:generator>
  </office:meta>
</office:document-meta>
</file>